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break-after="page"/>
      <style:text-properties style:font-name="Courier New" fo:font-size="16pt" fo:font-weight="bold"/>
    </style:style>
    <style:style style:name="P2" style:family="paragraph" style:parent-style-name="Header">
      <style:paragraph-properties fo:break-after="page"/>
      <style:text-properties style:font-name="Courier New" fo:font-size="16pt"/>
    </style:style>
    <style:style style:name="P3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3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break-after="page"/>
      <style:text-properties style:font-name="Courier New" fo:font-size="16pt"/>
    </style:style>
    <style:style style:name="MP2" style:family="paragraph" style:parent-style-name="Footer">
      <style:paragraph-properties fo:break-after="page"/>
      <style:text-properties style:font-name="Courier New" fo:font-size="16pt" fo:font-weight="bol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4T08:27:44.023000000</dc:date>
    <meta:editing-duration>P0D</meta:editing-duration>
    <meta:editing-cycles>1</meta:editing-cycles>
    <meta:document-statistic meta:table-count="0" meta:image-count="0" meta:object-count="0" meta:page-count="3" meta:paragraph-count="5" meta:word-count="745" meta:character-count="21494" meta:non-whitespace-character-count="13417"/>
    <meta:generator>LibreOffice/7.6.2.1$Windows_X86_64 LibreOffice_project/56f7684011345957bbf33a7ee678afaf4d2ba333</meta:generator>
  </office:meta>
</office:document-meta>
</file>